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38in"/>
    </style:style>
    <style:style style:name="co2" style:family="table-column">
      <style:table-column-properties fo:break-before="auto" style:column-width="1.1307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5598in"/>
    </style:style>
    <style:style style:name="co9" style:family="table-column">
      <style:table-column-properties fo:break-before="auto" style:column-width="1.589in"/>
    </style:style>
    <style:style style:name="co10" style:family="table-column">
      <style:table-column-properties fo:break-before="auto" style:column-width="1.6283in"/>
    </style:style>
    <style:style style:name="co11" style:family="table-column">
      <style:table-column-properties fo:break-before="auto" style:column-width="1.3547in"/>
    </style:style>
    <style:style style:name="co12" style:family="table-column">
      <style:table-column-properties fo:break-before="auto" style:column-width="5.5563in"/>
    </style:style>
    <style:style style:name="co13" style:family="table-column">
      <style:table-column-properties fo:break-before="auto" style:column-width="3.0217in"/>
    </style:style>
    <style:style style:name="co14" style:family="table-column">
      <style:table-column-properties fo:break-before="auto" style:column-width="2.6417in"/>
    </style:style>
    <style:style style:name="co15" style:family="table-column">
      <style:table-column-properties fo:break-before="auto" style:column-width="1.4236in"/>
    </style:style>
    <style:style style:name="co16" style:family="table-column">
      <style:table-column-properties fo:break-before="auto" style:column-width="4.9819in"/>
    </style:style>
    <style:style style:name="co17" style:family="table-column">
      <style:table-column-properties fo:break-before="auto" style:column-width="4.7957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44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4pt solid #000000" fo:wrap-option="wrap" fo:border-left="none" fo:border-right="0.74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ffd7d7" fo:wrap-option="wrap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ffde59" fo:border="0.74pt solid #000000"/>
    </style:style>
    <style:style style:name="ce17" style:family="table-cell" style:parent-style-name="Default">
      <style:table-cell-properties fo:background-color="#eeeeee" fo:border="0.74pt solid #000000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</style:style>
    <style:style style:name="ce2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b4c7dc" fo:wrap-option="wrap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afd095" fo:border="0.74pt solid #000000"/>
    </style:style>
    <style:style style:name="ce31" style:family="table-cell" style:parent-style-name="Default">
      <style:table-cell-properties fo:background-color="#dde8cb" fo:wrap-option="wrap"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ackground-color="transparent" fo:border="0.74pt solid #000000"/>
    </style:style>
    <style:style style:name="ce35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wrap-option="wrap" fo:border="none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ackground-color="#b4c7dc" fo:wrap-option="wrap" fo:border="0.74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afd095"/>
    </style:style>
    <style:style style:name="ce38" style:family="table-cell" style:parent-style-name="Default">
      <style:table-cell-properties fo:background-color="#ffde59"/>
    </style:style>
    <style:style style:name="ce39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gr1" style:family="graphic" style:parent-style-name="Note">
      <style:graphic-properties fo:min-height="0.778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gr3" style:family="graphic" style:parent-style-name="Note">
      <style:graphic-properties fo:min-height="0.933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ON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35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ce8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6369" table:default-cell-style-name="Default"/>
        <table:table-row table:style-name="ro1">
          <table:table-cell table:style-name="ce1" office:value-type="string" calcext:value-type="string">
            <text:p>Акцептор</text:p>
          </table:table-cell>
          <table:table-cell table:style-name="ce11" office:value-type="string" calcext:value-type="string" table:number-columns-spanned="10" table:number-rows-spanned="1">
            <text:p>Стратегии</text:p>
          </table:table-cell>
          <table:covered-table-cell table:number-columns-repeated="3" table:style-name="ce18"/>
          <table:covered-table-cell table:style-name="ce20"/>
          <table:covered-table-cell table:number-columns-repeated="4" table:style-name="ce18"/>
          <table:covered-table-cell table:style-name="ce1"/>
          <table:table-cell table:style-name="ce24" table:number-columns-repeated="16373"/>
        </table:table-row>
        <table:table-row table:style-name="ro2">
          <table:table-cell table:style-name="ce2" office:value-type="string" calcext:value-type="string">
            <text:p>Статьи</text:p>
          </table:table-cell>
          <table:table-cell table:style-name="ce13" office:value-type="string" calcext:value-type="string">
            <office:annotation draw:style-name="gr1" svg:width="1.1413in" svg:height="0.8567in" svg:x="5.4807in" svg:y="0in" draw:caption-point-x="-0.2402in" draw:caption-point-y="0.2283in">
              <dc:creator>Unknown Author</dc:creator>
              <dc:date>2025-05-05T00:00:00</dc:date>
              <text:p>Та статья, которая вызывает эмоции</text:p>
              <text:p/>
            </office:annotation>
            <text:p>Интересные статьи</text:p>
          </table:table-cell>
          <table:table-cell table:style-name="ce29" office:value-type="string" calcext:value-type="string">
            <text:p>Внутреняя перелинковка</text:p>
          </table:table-cell>
          <table:table-cell table:style-name="ce31" office:value-type="string" calcext:value-type="string">
            <text:p>Встраиваемые элементы</text:p>
          </table:table-cell>
          <table:table-cell table:style-name="ce13" office:value-type="string" calcext:value-type="string">
            <office:annotation draw:style-name="gr1" svg:width="1.1413in" svg:height="0.8567in" svg:x="9.1354in" svg:y="0in" draw:caption-point-x="-0.2402in" draw:caption-point-y="0.2283in">
              <dc:creator>Unknown Author</dc:creator>
              <dc:date>2025-05-06T00:00:00</dc:date>
              <text:p>Нужно следить за трендами и новостями своей отрасли</text:p>
              <text:p/>
            </office:annotation>
            <text:p>Правило первого</text:p>
          </table:table-cell>
          <table:table-cell table:style-name="ce13" office:value-type="string" calcext:value-type="string">
            <text:p>Подробные руководства</text:p>
          </table:table-cell>
          <table:table-cell table:style-name="ce13" office:value-type="string" calcext:value-type="string">
            <text:p>Наживка для эго</text:p>
          </table:table-cell>
          <table:table-cell table:style-name="ce29" office:value-type="string" calcext:value-type="string">
            <text:p>Коммент-маркетинг</text:p>
          </table:table-cell>
          <table:table-cell table:style-name="ce29" office:value-type="string" calcext:value-type="string">
            <text:p>Замещение битых ссылок</text:p>
          </table:table-cell>
          <table:table-cell table:style-name="ce31" office:value-type="string" calcext:value-type="string">
            <text:p>Разработка инструментов</text:p>
          </table:table-cell>
          <table:table-cell table:style-name="ce13" office:value-type="string" calcext:value-type="string">
            <office:annotation draw:style-name="gr2" svg:width="1.1413in" svg:height="0.7083in" svg:x="16.0299in" svg:y="0in" draw:caption-point-x="-0.2402in" draw:caption-point-y="0.2283in">
              <dc:creator>Unknown Author</dc:creator>
              <dc:date>2025-05-05T00:00:00</dc:date>
              <text:p>Так же инфографика</text:p>
              <text:p/>
            </office:annotation>
            <text:p>Получение ссылок через изображения</text:p>
          </table:table-cell>
          <table:table-cell table:style-name="ce42" office:value-type="string" calcext:value-type="string">
            <office:annotation draw:style-name="gr3" svg:width="1.1413in" svg:height="1.0122in" svg:x="16.9189in" svg:y="0in" draw:caption-point-x="-0.2402in" draw:caption-point-y="0.2283in">
              <dc:creator>Unknown Author</dc:creator>
              <dc:date>2025-09-15T00:00:00</dc:date>
              <text:p>Сюда, можно отнести и написание постов в любых соц сетях</text:p>
              <text:p/>
            </office:annotation>
            <text:p>Гостевой постинг</text:p>
          </table:table-cell>
          <table:table-cell/>
          <table:table-cell table:style-name="ce36" office:value-type="string" calcext:value-type="string">
            <text:p>Линкбилдинг инструментов</text:p>
          </table:table-cell>
          <table:table-cell table:style-name="ce39" office:value-type="string" calcext:value-type="string">
            <text:p>Линкбилдинг до</text:p>
          </table:table-cell>
          <table:table-cell table:style-name="ce40" office:value-type="string" calcext:value-type="string">
            <text:p>Линкбилдинг после </text:p>
          </table:table-cell>
          <table:table-cell table:number-columns-repeated="16368"/>
        </table:table-row>
        <table:table-row table:style-name="ro3">
          <table:table-cell table:style-name="ce5" office:value-type="string" calcext:value-type="string">
            <text:p><text:a xlink:href="https://timthewebmaster.com/admin/Post/article/214/change/" xlink:type="simple">sitemap-for-website-on-django</text:a> </text:p>
          </table:table-cell>
          <table:table-cell table:style-name="ce14"/>
          <table:table-cell table:style-name="ce21"/>
          <table:table-cell table:style-name="ce17" table:number-columns-spanned="1" table:number-rows-spanned="53"/>
          <table:table-cell table:style-name="ce14"/>
          <table:table-cell table:style-name="ce34"/>
          <table:table-cell table:style-name="ce14"/>
          <table:table-cell table:style-name="ce30"/>
          <table:table-cell table:style-name="ce14"/>
          <table:table-cell table:style-name="ce17" table:number-columns-spanned="1" table:number-rows-spanned="53"/>
          <table:table-cell table:style-name="ce14" table:number-columns-repeated="2"/>
          <table:table-cell/>
          <table:table-cell table:style-name="ce37" office:value-type="string" calcext:value-type="string">
            <text:p>выполненая стартегия</text:p>
          </table:table-cell>
          <table:table-cell table:number-columns-repeated="16370"/>
        </table:table-row>
        <table:table-row table:style-name="ro3">
          <table:table-cell table:style-name="ce5" office:value-type="string" calcext:value-type="string">
            <text:p><text:a xlink:href="https://timthewebmaster.com/admin/Post/article/213/change/" xlink:type="simple">custom-404-500-403-400-responce-pages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/>
          <table:table-cell table:style-name="ce30"/>
          <table:table-cell table:style-name="ce14"/>
          <table:covered-table-cell table:style-name="ce14"/>
          <table:table-cell table:style-name="ce14" table:number-columns-repeated="2"/>
          <table:table-cell/>
          <table:table-cell table:style-name="ce38" office:value-type="string" calcext:value-type="string">
            <text:p>применимая стратегия</text:p>
          </table:table-cell>
          <table:table-cell table:number-columns-repeated="16370"/>
        </table:table-row>
        <table:table-row table:style-name="ro3">
          <table:table-cell table:style-name="ce5" office:value-type="string" calcext:value-type="string">
            <text:p><text:a xlink:href="https://timthewebmaster.com/admin/Post/article/212/change/" xlink:type="simple">how-to-implement-feedback-form-django-htmx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/>
          <table:table-cell table:style-name="ce30"/>
          <table:table-cell table:style-name="ce14"/>
          <table:covered-table-cell table:style-name="ce14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211/change/" xlink:type="simple">how-to-add-filters-and-sorters-to-paginator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/>
          <table:table-cell table:style-name="ce30"/>
          <table:table-cell table:style-name="ce14"/>
          <table:covered-table-cell table:style-name="ce14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210/change/" xlink:type="simple">how-to-make-simple-paginator-django-htmx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/>
          <table:table-cell table:style-name="ce30"/>
          <table:table-cell table:style-name="ce14"/>
          <table:covered-table-cell table:style-name="ce14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209/change/" xlink:type="simple">how-to-implement-more-button-django-htmx-rest-api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208/change/" xlink:type="simple">kak-razvernut-django-sajt-na-reg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207/change/" xlink:type="simple">zarabotok-na-fajloobmennika</text:a> </text:p>
          </table:table-cell>
          <table:table-cell table:style-name="ce21"/>
          <table:table-cell table:style-name="ce14"/>
          <table:covered-table-cell table:style-name="ce14"/>
          <table:table-cell table:style-name="ce14"/>
          <table:table-cell table:style-name="ce34"/>
          <table:table-cell table:style-name="ce14"/>
          <table:table-cell table:style-name="ce34"/>
          <table:table-cell table:style-name="ce14"/>
          <table:covered-table-cell table:style-name="ce14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206/change/" xlink:type="simple">seo-audit-for-blog-in-january-february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205/change/" xlink:type="simple">about-not-canonical-pages-and-pagination-problems-while-indexing</text:a> </text:p>
          </table:table-cell>
          <table:table-cell table:style-name="ce21"/>
          <table:table-cell table:style-name="ce14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202/change/" xlink:type="simple">django-rest-framework-api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200/change/" xlink:type="simple">how-to-write-google-search-results-scraper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99/change/" xlink:type="simple">django-localization-for-python-templates-js-models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98/change/" xlink:type="simple">connect-django-and-allauth-authentication-system-plus-react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95/change/" xlink:type="simple">perevod-telegram-bota-na-drugie-yazyki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94/change/" xlink:type="simple">sozdanie-tokena-i-nastrojka-telegram-bota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34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91/change/" xlink:type="simple">kak-sdelat-inlajn-telegram-bota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88/change/" xlink:type="simple">game-on-godot-games-on-cocos2dx-firts-release</text:a> </text:p>
          </table:table-cell>
          <table:table-cell table:style-name="ce21"/>
          <table:table-cell table:style-name="ce14"/>
          <table:covered-table-cell table:style-name="ce14"/>
          <table:table-cell table:style-name="ce14"/>
          <table:table-cell table:style-name="ce34"/>
          <table:table-cell table:style-name="ce14"/>
          <table:table-cell table:style-name="ce34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87/change/" xlink:type="simple">sfml-games-solo-gamedev</text:a> </text:p>
          </table:table-cell>
          <table:table-cell table:style-name="ce21"/>
          <table:table-cell table:style-name="ce14"/>
          <table:covered-table-cell table:style-name="ce14"/>
          <table:table-cell table:style-name="ce14"/>
          <table:table-cell table:style-name="ce34"/>
          <table:table-cell table:style-name="ce14"/>
          <table:table-cell table:style-name="ce34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74/change/" xlink:type="simple">vidy-telegram-botov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72/change/" xlink:type="simple">kak-sdelat-prostoiy-parser-na-python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71/change/" xlink:type="simple">cobol-programming-language-history</text:a> </text:p>
          </table:table-cell>
          <table:table-cell table:style-name="ce21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64/change/" xlink:type="simple">kak-napisat-parser-sajta-kinopoisk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60/change/" xlink:type="simple">online-store-scraping-wildberries-example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57/change/" xlink:type="simple">quill-custom-module-table-of-contents</text:a> </text:p>
          </table:table-cell>
          <table:table-cell table:style-name="ce14"/>
          <table:table-cell table:style-name="ce30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56/change/" xlink:type="simple">quill-custom-button</text:a> </text:p>
          </table:table-cell>
          <table:table-cell table:style-name="ce14"/>
          <table:table-cell table:style-name="ce30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55/change/" xlink:type="simple">quill-link-tooltip</text:a> </text:p>
          </table:table-cell>
          <table:table-cell table:style-name="ce14"/>
          <table:table-cell table:style-name="ce30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54/change/" xlink:type="simple">quill-formats</text:a> </text:p>
          </table:table-cell>
          <table:table-cell table:style-name="ce14"/>
          <table:table-cell table:style-name="ce30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53/change/" xlink:type="simple">quill-blots</text:a> </text:p>
          </table:table-cell>
          <table:table-cell table:style-name="ce14"/>
          <table:table-cell table:style-name="ce30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51/change/" xlink:type="simple">stalled-server-response-investigation-and-solution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21" office:value-type="string" calcext:value-type="string">
            <text:p>превью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50/change/" xlink:type="simple">new-paginator-tagging-system-plus-gallery</text:a> </text:p>
          </table:table-cell>
          <table:table-cell table:style-name="ce21"/>
          <table:table-cell table:style-name="ce14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69/change/" xlink:type="simple">interactive-website-tutorial-on-react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63/change/" xlink:type="simple">developing-website-frontend-and-design-on-react-with-django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62/change/" xlink:type="simple">kak-podklyuchit-django-na-python-k-react-app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60/change/" xlink:type="simple">kak-nastroit-obshhenie-mezdu-react-prilozeniem-i-django-api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59/change/" xlink:type="simple">how-to-create-blank-react-app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58/change/" xlink:type="simple">create-new-django-project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57/change/" xlink:type="simple">razrabotka-prostogo-veb-prilozheniya-na-django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56/change/" xlink:type="simple">series-of-articles-about-search-result-parser-webtool</text:a> </text:p>
          </table:table-cell>
          <table:table-cell table:style-name="ce21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21" office:value-type="string" calcext:value-type="string">
            <text:p>превью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73/change/" xlink:type="simple">new-project-search-result-parser-series</text:a> </text:p>
          </table:table-cell>
          <table:table-cell table:style-name="ce14"/>
          <table:table-cell table:style-name="ce21"/>
          <table:covered-table-cell table:style-name="ce14"/>
          <table:table-cell table:style-name="ce14"/>
          <table:table-cell table:style-name="ce34"/>
          <table:table-cell table:style-name="ce14"/>
          <table:table-cell table:style-name="ce34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54/change/" xlink:type="simple">kak-zagruzit-sajt-na-hosting-beget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44/change/" xlink:type="simple">history-of-dead-languages</text:a> </text:p>
          </table:table-cell>
          <table:table-cell table:style-name="ce21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43/change/" xlink:type="simple">programming-history</text:a> </text:p>
          </table:table-cell>
          <table:table-cell table:style-name="ce21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41/change/" xlink:type="simple">world-wide-web-history</text:a> </text:p>
          </table:table-cell>
          <table:table-cell table:style-name="ce21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39/change/" xlink:type="simple">c-programming-history</text:a> </text:p>
          </table:table-cell>
          <table:table-cell table:style-name="ce21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38/change/" xlink:type="simple">python-history</text:a> </text:p>
          </table:table-cell>
          <table:table-cell table:style-name="ce21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36/change/" xlink:type="simple">how-to-deploy-telegram-bot-on-server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72/change/" xlink:type="simple">rethinking-website-design-layout</text:a> </text:p>
          </table:table-cell>
          <table:table-cell table:style-name="ce21"/>
          <table:table-cell table:style-name="ce14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4/change/" xlink:type="simple">quizbot-bot-for-telegram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1/change/" xlink:type="simple">commenting-system-for-a-website-using-the-django-framework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covered-table-cell table:style-name="ce14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2/change/" xlink:type="simple">implementation-of-authentication-system-on-django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 table:number-columns-repeated="3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3/change/" xlink:type="simple">make-login-and-registration-forms-using-django</text:a> </text:p>
          </table:table-cell>
          <table:table-cell table:style-name="ce14" table:number-columns-repeated="2"/>
          <table:covered-table-cell table:style-name="ce14"/>
          <table:table-cell table:style-name="ce14"/>
          <table:table-cell table:style-name="ce34"/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/>
          <table:covered-table-cell table:style-name="ce14"/>
          <table:table-cell table:style-name="ce14" table:number-columns-repeated="2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article/70/change/" xlink:type="simple">nachalo-bloga-pochemu-tut-tak-pusto</text:a> </text:p>
          </table:table-cell>
          <table:table-cell table:style-name="ce21"/>
          <table:table-cell table:style-name="ce14"/>
          <table:covered-table-cell table:style-name="ce14"/>
          <table:table-cell table:style-name="ce14"/>
          <table:table-cell table:style-name="ce34"/>
          <table:table-cell table:style-name="ce14"/>
          <table:table-cell table:style-name="ce21"/>
          <table:table-cell table:style-name="ce14"/>
          <table:covered-table-cell table:style-name="ce14"/>
          <table:table-cell table:style-name="ce21" office:value-type="string" calcext:value-type="string">
            <text:p>превью</text:p>
          </table:table-cell>
          <table:table-cell table:style-name="ce14"/>
          <table:table-cell table:number-columns-repeated="16372"/>
        </table:table-row>
        <table:table-row table:style-name="ro4">
          <table:table-cell table:style-name="ce6" office:value-type="string" calcext:value-type="string">
            <text:p>Инструменты</text:p>
          </table:table-cell>
          <table:table-cell table:style-name="ce13" office:value-type="string" calcext:value-type="string">
            <office:annotation draw:style-name="gr1" svg:width="1.1413in" svg:height="0.8567in" svg:x="5.4807in" svg:y="9.8646in" draw:caption-point-x="-0.2402in" draw:caption-point-y="0.2283in">
              <dc:creator>Unknown Author</dc:creator>
              <dc:date>2025-05-05T00:00:00</dc:date>
              <text:p>Та статья, которая вызывает эмоции</text:p>
              <text:p/>
            </office:annotation>
            <text:p>Интересные статьи</text:p>
          </table:table-cell>
          <table:table-cell table:style-name="ce29" office:value-type="string" calcext:value-type="string">
            <text:p>Внутреняя перелинковка</text:p>
          </table:table-cell>
          <table:table-cell table:style-name="ce31" office:value-type="string" calcext:value-type="string">
            <text:p>Встраиваемые элементы</text:p>
          </table:table-cell>
          <table:table-cell table:style-name="ce13" office:value-type="string" calcext:value-type="string">
            <office:annotation draw:style-name="gr1" svg:width="1.1413in" svg:height="0.8567in" svg:x="9.1354in" svg:y="9.8646in" draw:caption-point-x="-0.2402in" draw:caption-point-y="0.2283in">
              <dc:creator>Unknown Author</dc:creator>
              <dc:date>2025-05-06T00:00:00</dc:date>
              <text:p>Нужно следить за трендами и новостями своей отрасли</text:p>
              <text:p/>
            </office:annotation>
            <text:p>Правило первого</text:p>
          </table:table-cell>
          <table:table-cell table:style-name="ce13" office:value-type="string" calcext:value-type="string">
            <text:p>Подробные руководства</text:p>
          </table:table-cell>
          <table:table-cell table:style-name="ce13" office:value-type="string" calcext:value-type="string">
            <text:p>Наживка для эго</text:p>
          </table:table-cell>
          <table:table-cell table:style-name="ce29" office:value-type="string" calcext:value-type="string">
            <text:p>Коммент-маркетинг</text:p>
          </table:table-cell>
          <table:table-cell table:style-name="ce29" office:value-type="string" calcext:value-type="string">
            <text:p>Замещение битых ссылок</text:p>
          </table:table-cell>
          <table:table-cell table:style-name="ce31" office:value-type="string" calcext:value-type="string">
            <text:p>Разработка инструментов</text:p>
          </table:table-cell>
          <table:table-cell table:style-name="ce13" office:value-type="string" calcext:value-type="string">
            <office:annotation draw:style-name="gr2" svg:width="1.1413in" svg:height="0.7083in" svg:x="16.0299in" svg:y="9.8646in" draw:caption-point-x="-0.2402in" draw:caption-point-y="0.2283in">
              <dc:creator>Unknown Author</dc:creator>
              <dc:date>2025-05-05T00:00:00</dc:date>
              <text:p>Так же инфографика</text:p>
              <text:p/>
            </office:annotation>
            <text:p>Получение ссылок через изображения</text:p>
          </table:table-cell>
          <table:table-cell table:style-name="ce42" office:value-type="string" calcext:value-type="string">
            <office:annotation draw:style-name="gr1" svg:width="1.1413in" svg:height="0.8567in" svg:x="16.9189in" svg:y="9.4984in" draw:caption-point-x="-0.2402in" draw:caption-point-y="0.5945in">
              <dc:creator>Unknown Author</dc:creator>
              <dc:date>2025-09-15T00:00:00</dc:date>
              <text:p>Сюда, можно отнести и написание постов в любых соц сетях</text:p>
            </office:annotation>
            <text:p>Гостевой постинг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217/change/" xlink:type="simple">link-thief</text:a> </text:p>
          </table:table-cell>
          <table:table-cell table:style-name="ce17" table:number-columns-spanned="1" table:number-rows-spanned="36"/>
          <table:table-cell table:style-name="ce21" table:number-columns-repeated="2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216/change/" xlink:type="simple">breadcrumbs-for-django</text:a> </text:p>
          </table:table-cell>
          <table:covered-table-cell table:style-name="ce16"/>
          <table:table-cell table:style-name="ce21" table:number-columns-repeated="2"/>
          <table:table-cell table:style-name="ce14"/>
          <table:table-cell table:style-name="ce34"/>
          <table:table-cell table:style-name="ce14"/>
          <table:table-cell table:style-name="ce21"/>
          <table:table-cell table:style-name="ce14" table:number-columns-repeated="2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215/change/" xlink:type="simple">table-of-content-for-django</text:a> </text:p>
          </table:table-cell>
          <table:covered-table-cell table:style-name="ce16"/>
          <table:table-cell table:style-name="ce21" table:number-columns-repeated="2"/>
          <table:table-cell table:style-name="ce14"/>
          <table:table-cell table:style-name="ce34"/>
          <table:table-cell table:style-name="ce14"/>
          <table:table-cell table:style-name="ce21"/>
          <table:table-cell table:style-name="ce14" table:number-columns-repeated="2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201/change/" xlink:type="simple">free-scraper-of-google-in-python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/>
          <table:table-cell table:style-name="ce21"/>
          <table:table-cell table:style-name="ce14" table:number-columns-repeated="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90/change/" xlink:type="simple">inline-telegram-bot-example</text:a> </text:p>
          </table:table-cell>
          <table:covered-table-cell table:style-name="ce16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86/change/" xlink:type="simple">di-engine</text:a> </text:p>
          </table:table-cell>
          <table:covered-table-cell table:style-name="ce16"/>
          <table:table-cell table:style-name="ce30"/>
          <table:table-cell table:style-name="ce14" table:number-columns-repeated="2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85/change/" xlink:type="simple">life-of-loader-game-apk</text:a> </text:p>
          </table:table-cell>
          <table:covered-table-cell table:style-name="ce16"/>
          <table:table-cell table:style-name="ce30"/>
          <table:table-cell table:style-name="ce14" table:number-columns-repeated="2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84/change/" xlink:type="simple">assembly-hell-game-apk</text:a> </text:p>
          </table:table-cell>
          <table:covered-table-cell table:style-name="ce16"/>
          <table:table-cell table:style-name="ce30"/>
          <table:table-cell table:style-name="ce14" table:number-columns-repeated="2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83/change/" xlink:type="simple">kitty-mitty-game-apk</text:a> </text:p>
          </table:table-cell>
          <table:covered-table-cell table:style-name="ce16"/>
          <table:table-cell table:style-name="ce30"/>
          <table:table-cell table:style-name="ce14" table:number-columns-repeated="2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82/change/" xlink:type="simple">ship-escaper-game-sc</text:a> </text:p>
          </table:table-cell>
          <table:covered-table-cell table:style-name="ce16"/>
          <table:table-cell table:style-name="ce30"/>
          <table:table-cell table:style-name="ce14" table:number-columns-repeated="2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81/change/" xlink:type="simple">air-defence-game-sc</text:a> </text:p>
          </table:table-cell>
          <table:covered-table-cell table:style-name="ce16"/>
          <table:table-cell table:style-name="ce30"/>
          <table:table-cell table:style-name="ce14" table:number-columns-repeated="2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80/change/" xlink:type="simple">squeres-falling-game-sc</text:a> </text:p>
          </table:table-cell>
          <table:covered-table-cell table:style-name="ce16"/>
          <table:table-cell table:style-name="ce30"/>
          <table:table-cell table:style-name="ce14" table:number-columns-repeated="2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79/change/" xlink:type="simple">space-shooter-game-sc</text:a> </text:p>
          </table:table-cell>
          <table:covered-table-cell table:style-name="ce16"/>
          <table:table-cell table:style-name="ce30"/>
          <table:table-cell table:style-name="ce14" table:number-columns-repeated="2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78/change/" xlink:type="simple">pacman-game-sc</text:a> </text:p>
          </table:table-cell>
          <table:covered-table-cell table:style-name="ce16"/>
          <table:table-cell table:style-name="ce30"/>
          <table:table-cell table:style-name="ce14" table:number-columns-repeated="2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77/change/" xlink:type="simple">msquers-game-sc</text:a> </text:p>
          </table:table-cell>
          <table:covered-table-cell table:style-name="ce16"/>
          <table:table-cell table:style-name="ce30"/>
          <table:table-cell table:style-name="ce14" table:number-columns-repeated="2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73/change/" xlink:type="simple">prostoiy-parser-na-python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65/change/" xlink:type="simple">kinopoisk-parser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61/change/" xlink:type="simple">wildberries-scraper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52/change/" xlink:type="simple">wysiwyg-editor </text:a> </text:p>
          </table:table-cell>
          <table:covered-table-cell table:style-name="ce16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87/change/" xlink:type="simple">madlib-generator-pytkinter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86/change/" xlink:type="simple">hangman-tkinter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85/change/" xlink:type="simple">free-proxy-checker-cli</text:a> </text:p>
          </table:table-cell>
          <table:covered-table-cell table:style-name="ce16"/>
          <table:table-cell table:style-name="ce14" table:number-columns-repeated="3"/>
          <table:table-cell table:style-name="ce21"/>
          <table:table-cell table:style-name="ce14"/>
          <table:table-cell table:style-name="ce21"/>
          <table:table-cell table:style-name="ce14" table:number-columns-repeated="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84/change/" xlink:type="simple">seo-blog-scraper-example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83/change/" xlink:type="simple">csgo-skins-parser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82/change/" xlink:type="simple">cyberforum-parser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81/change/" xlink:type="simple">free-proxy-scrapper</text:a> </text:p>
          </table:table-cell>
          <table:covered-table-cell table:style-name="ce16"/>
          <table:table-cell table:style-name="ce14" table:number-columns-repeated="3"/>
          <table:table-cell table:style-name="ce21"/>
          <table:table-cell table:style-name="ce14"/>
          <table:table-cell table:style-name="ce21"/>
          <table:table-cell table:style-name="ce14" table:number-columns-repeated="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80/change/" xlink:type="simple">smart-eat-scraper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42/change/" xlink:type="simple">rss-reader</text:a> </text:p>
          </table:table-cell>
          <table:covered-table-cell table:style-name="ce16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2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40/change/" xlink:type="simple">shader-toy</text:a> </text:p>
          </table:table-cell>
          <table:covered-table-cell table:style-name="ce16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2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76/change/" xlink:type="simple">parser-of-beer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75/change/" xlink:type="simple">telegram-bot-notepad</text:a> </text:p>
          </table:table-cell>
          <table:covered-table-cell table:style-name="ce16"/>
          <table:table-cell table:style-name="ce14" table:number-columns-repeated="3"/>
          <table:table-cell table:style-name="ce21"/>
          <table:table-cell table:style-name="ce14"/>
          <table:table-cell table:style-name="ce21"/>
          <table:table-cell table:style-name="ce14" table:number-columns-repeated="2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74/change/" xlink:type="simple">simple-quizer-quizbot-for-telegram-using-python-aiogram</text:a> </text:p>
          </table:table-cell>
          <table:covered-table-cell table:style-name="ce16"/>
          <table:table-cell table:style-name="ce14" table:number-columns-repeated="3"/>
          <table:table-cell table:style-name="ce21"/>
          <table:table-cell table:style-name="ce14"/>
          <table:table-cell table:style-name="ce21"/>
          <table:table-cell table:style-name="ce14" table:number-columns-repeated="2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11/change/" xlink:type="simple">image_thief</text:a> </text:p>
          </table:table-cell>
          <table:covered-table-cell table:style-name="ce16"/>
          <table:table-cell table:style-name="ce21" table:number-columns-repeated="2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2"/>
          <table:table-cell table:style-name="ce21" office:value-type="string" calcext:value-type="string">
            <text:p>инфографика</text:p>
          </table:table-cell>
          <table:table-cell table:style-name="ce1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77/change/" xlink:type="simple">food-parser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79/change/" xlink:type="simple">parser-of-yahoo-finance-webtool</text:a> </text:p>
          </table:table-cell>
          <table:covered-table-cell table:style-name="ce16"/>
          <table:table-cell table:style-name="ce14" table:number-columns-repeated="3"/>
          <table:table-cell table:style-name="ce21"/>
          <table:table-cell table:style-name="ce14"/>
          <table:table-cell table:style-name="ce21"/>
          <table:table-cell table:style-name="ce14" table:number-columns-repeated="4"/>
          <table:table-cell table:number-columns-repeated="16372"/>
        </table:table-row>
        <table:table-row table:style-name="ro3">
          <table:table-cell table:style-name="ce5" office:value-type="string" calcext:value-type="string">
            <text:p><text:a xlink:href="https://timthewebmaster.com/admin/Post/tool/78/change/" xlink:type="simple">a-germany-goverment-parser</text:a> </text:p>
          </table:table-cell>
          <table:covered-table-cell table:style-name="ce16"/>
          <table:table-cell table:style-name="ce14" table:number-columns-repeated="3"/>
          <table:table-cell table:style-name="ce34"/>
          <table:table-cell table:style-name="ce14" table:number-columns-repeated="6"/>
          <table:table-cell table:number-columns-repeated="16372"/>
        </table:table-row>
        <table:table-row table:style-name="ro3">
          <table:table-cell/>
          <table:table-cell table:style-name="ce26"/>
          <table:table-cell table:number-columns-repeated="16382"/>
        </table:table-row>
        <table:table-row table:style-name="ro3" table:number-rows-repeated="104848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ANAGMENT" table:style-name="ta1">
        <table:table-column table:style-name="co12" table:default-cell-style-name="ce5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table:style-name="ce48" office:value-type="string" calcext:value-type="string">
            <text:p>Акцептор</text:p>
          </table:table-cell>
          <table:table-cell table:style-name="ce51" office:value-type="string" calcext:value-type="string">
            <text:p>Донор</text:p>
          </table:table-cell>
          <table:table-cell table:style-name="ce51" office:value-type="string" calcext:value-type="string">
            <text:p>Анкор</text:p>
          </table:table-cell>
          <table:table-cell table:style-name="ce51" office:value-type="string" calcext:value-type="string">
            <text:p>Стратегия</text:p>
          </table:table-cell>
        </table:table-row>
        <table:table-row table:style-name="ro3">
          <table:table-cell office:value-type="string" calcext:value-type="string" table:number-columns-spanned="1" table:number-rows-spanned="5">
            <text:p>https://timthewebmaster.com/en/articles/custom-404-500-403-400-responce-pages/</text:p>
          </table:table-cell>
          <table:table-cell office:value-type="string" calcext:value-type="string">
            <text:p>https://www.reddit.com/r/djangolearning/comments/mvq8es/custom_error_pages_not_working_with_debugtrue/</text:p>
          </table:table-cell>
          <table:table-cell office:value-type="string" calcext:value-type="string">
            <text:p>django 404 error page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webdev/comments/sj78sg/how_to_overide_defualt_404_page_in_djagno/</text:p>
          </table:table-cell>
          <table:table-cell office:value-type="string" calcext:value-type="string">
            <text:p>django handler404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djangolearning/comments/yik8qz/my_custom_500_template_seems_to_be_working_but/</text:p>
          </table:table-cell>
          <table:table-cell office:value-type="string" calcext:value-type="string">
            <text:p>django custom 404 and 500 error page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stackoverflow.com/questions/20581017/django-custom-404-page-not-working/79608014#79608014</text:p>
          </table:table-cell>
          <table:table-cell office:value-type="string" calcext:value-type="string">
            <text:p>how to set up 404 and 500 custom server response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stackoverflow.com/questions/62800069/django-custom-404-page-not-working-as-intended</text:p>
          </table:table-cell>
          <table:table-cell office:value-type="string" calcext:value-type="string">
            <text:p>step-by-step configuration of custom 404 error page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table-cell office:value-type="string" calcext:value-type="string" table:number-columns-spanned="1" table:number-rows-spanned="5">
            <text:p>https://timthewebmaster.com/en/articles/sitemap-for-website-on-django/</text:p>
          </table:table-cell>
          <table:table-cell office:value-type="string" calcext:value-type="string">
            <text:p>https://www.reddit.com/r/Evileg/comments/64c4kj/adding_a_sitemap_file_on_a_site_based_on_django/</text:p>
          </table:table-cell>
          <table:table-cell office:value-type="string" calcext:value-type="string">
            <text:p>add a sitemap to a django-based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WagtailCMS/comments/lgq9j7/google_news_sitemaps/</text:p>
          </table:table-cell>
          <table:table-cell office:value-type="string" calcext:value-type="string">
            <text:p>dynamic sitemap generator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webdev/comments/1gdan9c/is_there_any_tool_to_get_all_the_url_in_a_website/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htmx/comments/1j2hpyp/what_tool_do_you_use_to_generate_a_sitemap/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webdev/comments/1dw6j6i/how_to_get_google_to_index_user_generated_content/</text:p>
          </table:table-cell>
          <table:table-cell office:value-type="string" calcext:value-type="string">
            <text:p>django sitemap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table-cell office:value-type="string" calcext:value-type="string">
            <text:p>https://timthewebmaster.com/en/tools/link-thief/</text:p>
          </table:table-cell>
          <table:table-cell office:value-type="string" calcext:value-type="string">
            <text:p>https://www.reddit.com/r/webdev/comments/1dw6j6i/how_to_get_google_to_index_user_generated_content/</text:p>
          </table:table-cell>
          <table:table-cell office:value-type="string" calcext:value-type="string">
            <text:p>to scrape all links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table-cell office:value-type="string" calcext:value-type="string" table:number-columns-spanned="1" table:number-rows-spanned="3">
            <text:p>https://timthewebmaster.com/en/articles/how-to-implement-feedback-form-django-htmx/</text:p>
          </table:table-cell>
          <table:table-cell office:value-type="string" calcext:value-type="string">
            <text:p>https://www.reddit.com/r/ClaustrophobiaRPGs/comments/1d93sl4/ok_the_htmx_forms_are_taking_way_too_much_time_i/</text:p>
          </table:table-cell>
          <table:table-cell table:style-name="ce49" office:value-type="string" calcext:value-type="string">
            <text:p>Feedback form in HTMX on Django 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www.reddit.com/r/ClaustrophobiaRPGs/comments/1d93sl4/ok_the_htmx_forms_are_taking_way_too_much_time_i/</text:p>
          </table:table-cell>
          <table:table-cell table:style-name="ce49" office:value-type="string" calcext:value-type="string">
            <text:p>HTMx pagination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covered-table-cell/>
          <table:table-cell office:value-type="string" calcext:value-type="string">
            <text:p>https://stackoverflow.com/questions/74767533/how-to-reset-form-field-after-submit-in-htmx/79616184#79616184</text:p>
          </table:table-cell>
          <table:table-cell table:style-name="ce49" office:value-type="string" calcext:value-type="string">
            <text:p>build forms with Django and HTMx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table-cell office:value-type="string" calcext:value-type="string">
            <text:p>https://timthewebmaster.com/en/articles/how-to-add-filters-and-sorters-to-paginator/</text:p>
          </table:table-cell>
          <table:table-cell office:value-type="string" calcext:value-type="string">
            <text:p>https://www.reddit.com/r/django/comments/1ixmen9/djangohtmx_sample_implementation/</text:p>
          </table:table-cell>
          <table:table-cell office:value-type="string" calcext:value-type="string">
            <text:p>Sorting and filtering while paginating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>
          <table:table-cell office:value-type="string" calcext:value-type="string">
            <text:p>https://timthewebmaster.com/en/articles/how-to-make-simple-paginator-django-htmx/</text:p>
          </table:table-cell>
          <table:table-cell office:value-type="string" calcext:value-type="string">
            <text:p>https://www.reddit.com/r/django/comments/1ixmen9/djangohtmx_sample_implementation/</text:p>
          </table:table-cell>
          <table:table-cell office:value-type="string" calcext:value-type="string">
            <text:p>Or how to make a simple feedback form</text:p>
          </table:table-cell>
          <table:table-cell office:value-type="string" calcext:value-type="string">
            <text:p>Коммент-маркетинг</text:p>
          </table:table-cell>
        </table:table-row>
        <table:table-row table:style-name="ro3" table:number-rows-repeated="1048558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LINKS" table:style-name="ta1">
        <table:table-column table:style-name="co16" table:default-cell-style-name="ce8"/>
        <table:table-column table:style-name="co17" table:default-cell-style-name="ce16"/>
        <table:table-row table:style-name="ro3">
          <table:table-cell table:style-name="ce57" office:value-type="string" calcext:value-type="string">
            <text:p>Доноры у которых было бы интересно получить обратную ссылку</text:p>
          </table:table-cell>
          <table:table-cell table:style-name="ce57" office:value-type="string" calcext:value-type="string">
            <text:p>Описание</text:p>
          </table:table-cell>
        </table:table-row>
        <table:table-row table:style-name="ro3">
          <table:table-cell office:value-type="string" calcext:value-type="string">
            <text:p><text:a xlink:href="https://hub.docker.com/" xlink:type="simple">https://hub.docker.com/</text:a></text:p>
          </table:table-cell>
          <table:table-cell office:value-type="string" calcext:value-type="string">
            <text:p>Хранилище всех docker-контейнеров</text:p>
          </table:table-cell>
        </table:table-row>
        <table:table-row table:style-name="ro3">
          <table:table-cell office:value-type="string" calcext:value-type="string">
            <text:p><text:a xlink:href="https://aur.archlinux.org/" xlink:type="simple">https://aur.archlinux.org/</text:a></text:p>
          </table:table-cell>
          <table:table-cell office:value-type="string" calcext:value-type="string">
            <text:p>Хранилище AUR-пакетов для OS Arch Linux</text:p>
          </table:table-cell>
        </table:table-row>
        <table:table-row table:style-name="ro3">
          <table:table-cell office:value-type="string" calcext:value-type="string">
            <text:p><text:a xlink:href="https://addons.mozilla.org/en-US/firefox/" xlink:type="simple">https://addons.mozilla.org/en-US/firefox/</text:a></text:p>
          </table:table-cell>
          <table:table-cell office:value-type="string" calcext:value-type="string">
            <text:p>Хранилище расширений для Firefox</text:p>
          </table:table-cell>
        </table:table-row>
        <table:table-row table:style-name="ro3">
          <table:table-cell office:value-type="string" calcext:value-type="string">
            <text:p><text:a xlink:href="https://chromewebstore.google.com/category/extensions" xlink:type="simple">https://chromewebstore.google.com/category/extensions</text:a></text:p>
          </table:table-cell>
          <table:table-cell office:value-type="string" calcext:value-type="string">
            <text:p>Хранилище расширений для Google Chrome</text:p>
          </table:table-cell>
        </table:table-row>
        <table:table-row table:style-name="ro3">
          <table:table-cell office:value-type="string" calcext:value-type="string">
            <text:p><text:a xlink:href="https://snapcraft.io/" xlink:type="simple">https://snapcraft.io/</text:a></text:p>
          </table:table-cell>
          <table:table-cell office:value-type="string" calcext:value-type="string">
            <text:p>SNAP пакеты для всех Linux дистрибутивах</text:p>
          </table:table-cell>
        </table:table-row>
        <table:table-row table:style-name="ro3">
          <table:table-cell office:value-type="string" calcext:value-type="string">
            <text:p><text:a xlink:href="https://flathub.org/en" xlink:type="simple">https://flathub.org/en</text:a></text:p>
          </table:table-cell>
          <table:table-cell office:value-type="string" calcext:value-type="string">
            <text:p>Хранилище для FLAT-пакетов</text:p>
          </table:table-cell>
        </table:table-row>
        <table:table-row table:style-name="ro3">
          <table:table-cell office:value-type="string" calcext:value-type="string">
            <text:p><text:a xlink:href="https://www.npmjs.com/" xlink:type="simple">https://www.npmjs.com/</text:a></text:p>
          </table:table-cell>
          <table:table-cell office:value-type="string" calcext:value-type="string">
            <text:p>Хранилище пакетов написанных на JS</text:p>
          </table:table-cell>
        </table:table-row>
        <table:table-row table:style-name="ro3" table:number-rows-repeated="1048567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1:22:26.0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8:00:22.149000000</meta:creation-date>
    <dc:date>2025-09-15T11:38:16.728000000</dc:date>
    <meta:editing-duration>PT5H25M52S</meta:editing-duration>
    <meta:editing-cycles>48</meta:editing-cycles>
    <meta:generator>LibreOffice/24.2.1.2$Windows_X86_64 LibreOffice_project/db4def46b0453cc22e2d0305797cf981b68ef5ac</meta:generator>
    <meta:document-statistic meta:table-count="3" meta:cell-count="213" meta:object-count="0"/>
  </office:meta>
</office:document-meta>
</file>